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style:font-face style:name="serif" svg:font-family="serif"/>
  </office:font-face-decls>
  <office:automatic-styles>
    <style:style style:name="P1" style:family="paragraph" style:list-style-name="L1"/>
    <style:style style:name="P2" style:family="paragraph" style:parent-style-name="Standard" style:list-style-name="L1"/>
    <style:style style:name="P3" style:family="paragraph" style:list-style-name="L1">
      <style:text-properties officeooo:paragraph-rsid="0013962b"/>
    </style:style>
    <style:style style:name="P4" style:family="paragraph" style:parent-style-name="Standard" style:list-style-name="L1">
      <style:text-properties officeooo:paragraph-rsid="0013962b"/>
    </style:style>
    <style:style style:name="P5" style:family="paragraph" style:list-style-name="L1">
      <style:text-properties officeooo:paragraph-rsid="0013bf68"/>
    </style:style>
    <style:style style:name="P6" style:family="paragraph" style:parent-style-name="Standard" style:list-style-name="L1">
      <style:text-properties officeooo:paragraph-rsid="0013bf68"/>
    </style:style>
    <style:style style:name="P7" style:family="paragraph" style:parent-style-name="Standard" style:list-style-name="L1">
      <style:text-properties officeooo:paragraph-rsid="00147f2b"/>
    </style:style>
    <style:style style:name="P8" style:family="paragraph" style:parent-style-name="Standard" style:list-style-name="L1">
      <style:text-properties officeooo:rsid="0013962b" officeooo:paragraph-rsid="0013962b"/>
    </style:style>
    <style:style style:name="P9" style:family="paragraph" style:list-style-name="L1">
      <style:text-properties officeooo:rsid="0013962b" officeooo:paragraph-rsid="0013bf68"/>
    </style:style>
    <style:style style:name="P10" style:family="paragraph" style:parent-style-name="Standard" style:list-style-name="L1">
      <style:text-properties officeooo:rsid="0013962b" officeooo:paragraph-rsid="0013bf68"/>
    </style:style>
    <style:style style:name="P11" style:family="paragraph" style:list-style-name="L1">
      <style:text-properties officeooo:rsid="0013bf68" officeooo:paragraph-rsid="0013bf68"/>
    </style:style>
    <style:style style:name="P12" style:family="paragraph" style:parent-style-name="Standard" style:list-style-name="L1">
      <style:text-properties officeooo:rsid="0013bf68" officeooo:paragraph-rsid="0013bf68"/>
    </style:style>
    <style:style style:name="P13" style:family="paragraph" style:list-style-name="L1">
      <style:text-properties officeooo:rsid="00147f2b" officeooo:paragraph-rsid="00147f2b"/>
    </style:style>
    <style:style style:name="P14" style:family="paragraph" style:parent-style-name="Standard" style:list-style-name="L1">
      <style:text-properties officeooo:rsid="00147f2b" officeooo:paragraph-rsid="00147f2b"/>
    </style:style>
    <style:style style:name="T1" style:family="text">
      <style:text-properties style:text-position="super 58%"/>
    </style:style>
    <style:style style:name="T2" style:family="text">
      <style:text-properties officeooo:rsid="0013962b"/>
    </style:style>
    <style:style style:name="T3" style:family="text">
      <style:text-properties officeooo:rsid="0013bf68"/>
    </style:style>
    <style:style style:name="T4" style:family="text">
      <style:text-properties officeooo:rsid="00147f2b"/>
    </style:style>
    <style:style style:name="T5" style:family="text">
      <style:text-properties style:text-position="0% 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ebuary 23th, 2023</text:p>
      <text:p text:style-name="Standard">Kitkat Dambeck</text:p>
      <text:p text:style-name="Standard">Expository Writing</text:p>
      <text:p text:style-name="Standard">Essay Formula</text:p>
      <text:p text:style-name="Standard"/>
      <text:list xml:id="list3784780363" text:style-name="L1">
        <text:list-item>
          <text:p text:style-name="P2">Prompt.</text:p>
          <text:list>
            <text:list-item>
              <text:p text:style-name="P2">How does Fredrickson’s concepts about “love” serve as a lens through which to reconsider Johnson’s argument regarding “patterns” and Noë’s discussion about “tribal”?</text:p>
            </text:list-item>
          </text:list>
        </text:list-item>
        <text:list-item>
          <text:p text:style-name="P2">Essay formula. ~200 words</text:p>
          <text:list>
            <text:list-item>
              <text:p text:style-name="P2">Intro paragraph.</text:p>
              <text:list>
                <text:list-item>
                  <text:p text:style-name="P2">Opening statement. 1-2 sentences. General thought on the thesis. Introduce authors.</text:p>
                  <text:list>
                    <text:list-item>
                      <text:p text:style-name="P2">American positive psychologist Barbara Fredrickson writes extensively about their conception of love in their book Love 2.0. </text:p>
                    </text:list-item>
                    <text:list-item>
                      <text:p text:style-name="P2">While love is typically considered a strong act of affection, or a sublime mental state, Fredrickson uses an alternative definition. </text:p>
                    </text:list-item>
                    <text:list-item>
                      <text:p text:style-name="P2">While never clearly stating this, Fredrickson contrasts the common idea of love with the <text:span text:style-name="T3">pattern of </text:span>result <text:span text:style-name="T3">from</text:span> biological processes and systems.</text:p>
                    </text:list-item>
                    <text:list-item>
                      <text:p text:style-name="P2">These are complex phenomenon, such as those described by American science author Steven Johnson in Myth of the Ant Queen, and American philosopher and professor Alva Noë in Air Guitar Style. </text:p>
                    </text:list-item>
                  </text:list>
                </text:list-item>
                <text:list-item>
                  <text:p text:style-name="P2">State Thesis. 1-3 sentences. By examining Β, and Γ, it is clear that Α.</text:p>
                  <text:list>
                    <text:list-item>
                      <text:p text:style-name="P2">Using Fredrickson’s approach informed by biomechanics, a detailed and deterministic explanation can be used to describe emergent patterns, such as tribal behavior,<text:span text:style-name="T3"> artificial intelligence, </text:span><text:span text:style-name="T4">and urban development</text:span>.</text:p>
                    </text:list-item>
                  </text:list>
                </text:list-item>
              </text:list>
            </text:list-item>
            <text:list-item>
              <text:p text:style-name="P2">Body paragraph one. </text:p>
              <text:list>
                <text:list-item>
                  <text:p text:style-name="P2">Topic statement. State paragraph claim, analysis &amp; relation to thesis. No generalization.</text:p>
                  <text:list>
                    <text:list-item>
                      <text:p text:style-name="P12">The kind of love Fredrickson describes is contagious. </text:p>
                    </text:list-item>
                    <text:list-item>
                      <text:p text:style-name="P12">This has profound effects when multiplied at scale, such as in a pop concert. </text:p>
                    </text:list-item>
                  </text:list>
                </text:list-item>
                <text:list-item>
                  <text:p text:style-name="P4">Quote one.</text:p>
                  <text:list>
                    <text:list-item>
                      <text:p text:style-name="P4">Intro.</text:p>
                      <text:list>
                        <text:list-item>
                          <text:p text:style-name="P12">Summarizing several studies in the effects of oxytocin, Fredrickson writes that oxytocin </text:p>
                        </text:list-item>
                      </text:list>
                    </text:list-item>
                    <text:list-item>
                      <text:p text:style-name="P4">Quotation.</text:p>
                      <text:list>
                        <text:list-item>
                          <text:p text:style-name="P4">“can jump the gap between people such that someone else's oxytocin flow can trigger your own. A biochemical synchrony can then emerge that supports mutual engagement, care, and responsiveness” <text:span text:style-name="T3">(Fredrickson 128).</text:span></text:p>
                        </text:list-item>
                      </text:list>
                    </text:list-item>
                    <text:list-item>
                      <text:p text:style-name="P4">Summarize. </text:p>
                      <text:list>
                        <text:list-item>
                          <text:p text:style-name="P12">The effects that oxytocin has on one person act as triggers for the release of oxytocin in another.</text:p>
                        </text:list-item>
                      </text:list>
                    </text:list-item>
                    <text:list-item>
                      <text:p text:style-name="P4">Close reading, analysis or interpretation.</text:p>
                      <text:list>
                        <text:list-item>
                          <text:p text:style-name="P4"><text:span text:style-name="T2">Answer how quote supports my thesis. <text:s/></text:span></text:p>
                          <text:list>
                            <text:list-item>
                              <text:p text:style-name="P12">This forms a cycle of positive feedback. </text:p>
                            </text:list-item>
                          </text:list>
                        </text:list-item>
                        <text:list-item>
                          <text:p text:style-name="P6">Answer why quote supports my thesis.</text:p>
                          <text:list>
                            <text:list-item>
                              <text:p text:style-name="P12">Therefore one can view a large gathering of people, such as a pop concert, as a mass spreading event of love. </text:p>
                            </text:list-item>
                          </text:list>
                        </text:list-item>
                      </text:list>
                    </text:list-item>
                    <text:list-item>
                      <text:p text:style-name="P2">Make a connection to other parts of the essay. Develop own ideas.</text:p>
                    </text:list-item>
                  </text:list>
                </text:list-item>
                <text:list-item>
                  <text:p text:style-name="P2">Quote two.</text:p>
                  <text:list>
                    <text:list-item>
                      <text:p text:style-name="P2">Intro.</text:p>
                      <text:list>
                        <text:list-item>
                          <text:p text:style-name="P8"><text:soft-page-break/>To begin their essay, Noë writes about the anecdotal experience of goers <text:span text:style-name="T3">to such a concert</text:span>, saying that they don’t talk about music, rather </text:p>
                        </text:list-item>
                      </text:list>
                    </text:list-item>
                    <text:list-item>
                      <text:p text:style-name="P2">Quotation.</text:p>
                      <text:list>
                        <text:list-item>
                          <text:p text:style-name="P8">“They'll tell about the excitement, the thrill, the person or people on the stage, his or her sex appeal, how it felt to be there, in the presence of greatness, part of a crowd, a sense of connection to the star or to the audience” (Noë 168).</text:p>
                        </text:list-item>
                      </text:list>
                    </text:list-item>
                    <text:list-item>
                      <text:p text:style-name="P2">Summarize. </text:p>
                      <text:list>
                        <text:list-item>
                          <text:p text:style-name="P8">Concert goers aren’t there for artistic appreciation, or philosophical engagement, rather they are there for an ecstatic experience. </text:p>
                        </text:list-item>
                      </text:list>
                    </text:list-item>
                    <text:list-item>
                      <text:p text:style-name="P2">Close reading, analysis or interpretation.</text:p>
                      <text:list>
                        <text:list-item>
                          <text:p text:style-name="P2">Answer how quote supports my thesis. </text:p>
                          <text:list>
                            <text:list-item>
                              <text:p text:style-name="P8">Unrecognized by the most of these individuals, there are certain biological characters that work to create these experiences.</text:p>
                            </text:list-item>
                            <text:list-item>
                              <text:p text:style-name="P8">Specifically, the oxytocin, which is stimulated by trust, intimacy and connection. </text:p>
                            </text:list-item>
                          </text:list>
                        </text:list-item>
                        <text:list-item>
                          <text:p text:style-name="P4">Answer why quote supports my thesis.</text:p>
                          <text:list>
                            <text:list-item>
                              <text:p text:style-name="P8">Furthermore, these fans are having synchronous experiences, to the extent that they literally feel like part of the <text:span text:style-name="T3">tribe</text:span>. </text:p>
                            </text:list-item>
                          </text:list>
                        </text:list-item>
                      </text:list>
                    </text:list-item>
                  </text:list>
                </text:list-item>
                <text:list-item>
                  <text:p text:style-name="P4">Make a connection to other parts of the essay. Develop own ideas.</text:p>
                  <text:list>
                    <text:list-item>
                      <text:p text:style-name="P8">This relates to Fredrickson’s concept of resonance. </text:p>
                    </text:list-item>
                    <text:list-item>
                      <text:p text:style-name="P8">The word resonance comes from the Latin resonanare, meaning resound or echo, literally re (back or again) sonare (emit sound). </text:p>
                    </text:list-item>
                    <text:list-item>
                      <text:p text:style-name="P8">Fredrickson states that many aspects of love will reproduce themselves, such as oxytocin inducing oxytocin stimulating behaviors, and in Uri Hasson’s brain coupling. </text:p>
                    </text:list-item>
                    <text:list-item>
                      <text:p text:style-name="P8">It is evident that a similar kind of resonance is happening with the pop fans.</text:p>
                    </text:list-item>
                    <text:list-item>
                      <text:p text:style-name="P12">This is the mechanism for the similar qualities of pop fans, and thereby the mechanism though which unconnected fans can become a unified whole.</text:p>
                    </text:list-item>
                  </text:list>
                </text:list-item>
              </text:list>
            </text:list-item>
            <text:list-item>
              <text:p text:style-name="P2">Body paragraph two. </text:p>
              <text:list>
                <text:list-item>
                  <text:p text:style-name="P2">Topic statement. State paragraph claim, analysis &amp; relation to thesis. No generalization.</text:p>
                  <text:list>
                    <text:list-item>
                      <text:p text:style-name="P12">As stated previously, “Love” is a pattern of biomechanics, distinct from attraction, affection, or ecstasy. <text:s/></text:p>
                    </text:list-item>
                    <text:list-item>
                      <text:p text:style-name="P12">This loosely grounded understanding raises interesting questions about other emergent phenomenon. </text:p>
                    </text:list-item>
                  </text:list>
                </text:list-item>
                <text:list-item>
                  <text:p text:style-name="P6">Quote one.</text:p>
                  <text:list>
                    <text:list-item>
                      <text:p text:style-name="P6">Intro.</text:p>
                      <text:list>
                        <text:list-item>
                          <text:p text:style-name="P10">Fredrickson’s most coherent explanation of love is this: </text:p>
                        </text:list-item>
                      </text:list>
                    </text:list-item>
                    <text:list-item>
                      <text:p text:style-name="P6">Quotation.</text:p>
                      <text:list>
                        <text:list-item>
                          <text:p text:style-name="P6">“I describe love's biology as a system, a whole comprised of several interacting parts. You can think of love, or positivity resonance, as one of the more complex and recurrent scenes nested within the act of your day” <text:span text:style-name="T2">(Fredrickson 121). </text:span></text:p>
                        </text:list-item>
                      </text:list>
                    </text:list-item>
                    <text:list-item>
                      <text:p text:style-name="P6">Summarize. </text:p>
                      <text:list>
                        <text:list-item>
                          <text:p text:style-name="P10">From Fredrickson’s point of view, the body <text:span text:style-name="T3">is a system of connected parts, which</text:span> can resonate with the frequency of “positivity.”</text:p>
                        </text:list-item>
                        <text:list-item>
                          <text:p text:style-name="P10">This phenomenon is what love is, and is a result of the biomechanics of the body. </text:p>
                        </text:list-item>
                      </text:list>
                    </text:list-item>
                    <text:list-item>
                      <text:p text:style-name="P6">Close reading, analysis or interpretation.</text:p>
                      <text:list>
                        <text:list-item>
                          <text:p text:style-name="P6">Answer how quote supports my thesis. </text:p>
                          <text:list>
                            <text:list-item>
                              <text:p text:style-name="P6"><text:span text:style-name="T2">Therefore, ecstatic experience, or the emotional </text:span><text:span text:style-name="T3">and anecdotal </text:span><text:span text:style-name="T2">perspective of “positivity resonance”, </text:span><text:span text:style-name="T3">doesn’t originate from a single source.</text:span></text:p>
                            </text:list-item>
                            <text:list-item>
                              <text:p text:style-name="P6"><text:soft-page-break/><text:span text:style-name="T3">Rather</text:span><text:span text:style-name="T2"> </text:span><text:span text:style-name="T3">it </text:span><text:span text:style-name="T2">can be traced back to </text:span><text:span text:style-name="T3">a multitude of </text:span><text:span text:style-name="T2">physical and chemical circumstances that caused it. </text:span></text:p>
                            </text:list-item>
                          </text:list>
                        </text:list-item>
                        <text:list-item>
                          <text:p text:style-name="P6">Answer why quote supports my thesis.</text:p>
                        </text:list-item>
                      </text:list>
                    </text:list-item>
                  </text:list>
                </text:list-item>
                <text:list-item>
                  <text:p text:style-name="P6">Make a connection to other parts of the essay. Develop own ideas.</text:p>
                  <text:list>
                    <text:list-item>
                      <text:p text:style-name="P12">This can be related back to a pop concert. </text:p>
                    </text:list-item>
                    <text:list-item>
                      <text:p text:style-name="P12">Excitement of individuals biological actors, such as oxytocin, work to produce “love” in the whole crowd.</text:p>
                    </text:list-item>
                    <text:list-item>
                      <text:p text:style-name="P12">However this is not the most profound application of Fredrickson’s thinking. </text:p>
                    </text:list-item>
                  </text:list>
                </text:list-item>
                <text:list-item>
                  <text:p text:style-name="P6">Quote two.</text:p>
                  <text:list>
                    <text:list-item>
                      <text:p text:style-name="P6">Intro.</text:p>
                      <text:list>
                        <text:list-item>
                          <text:p text:style-name="P12">Oliver Selfridge is a well awarded computer scientist, who introduced many critical concepts to neural networks and artificial intelligence in general. </text:p>
                        </text:list-item>
                        <text:list-item>
                          <text:p text:style-name="P12">Johnson recounts Selfridge’s idea of Pandemonium thusly:</text:p>
                        </text:list-item>
                      </text:list>
                    </text:list-item>
                    <text:list-item>
                      <text:p text:style-name="P6">Quotation.</text:p>
                      <text:list>
                        <text:list-item>
                          <text:p text:style-name="P6">“The brilliance of Selfridge's new paradigm lay in the fact that it relied on a distributed, bottom-up intelligence, and not a unified, top-down one. Rather than build a single smart program, Self<text:span text:style-name="T3">r</text:span>idge created a swarm of limited miniprograms, which he called demons” <text:span text:style-name="T3">(Johnson 201).</text:span></text:p>
                        </text:list-item>
                      </text:list>
                    </text:list-item>
                    <text:list-item>
                      <text:p text:style-name="P6">Summarize. </text:p>
                      <text:list>
                        <text:list-item>
                          <text:p text:style-name="P12">In other words, “smartness” comes not from a monolithic source, but from an emergent pattern of many entangled “demons”</text:p>
                        </text:list-item>
                      </text:list>
                    </text:list-item>
                    <text:list-item>
                      <text:p text:style-name="P6">Close reading, analysis or interpretation.</text:p>
                      <text:list>
                        <text:list-item>
                          <text:p text:style-name="P6">Answer how quote supports my thesis. </text:p>
                          <text:list>
                            <text:list-item>
                              <text:p text:style-name="P12">There is a striking similarity between these systems.</text:p>
                            </text:list-item>
                            <text:list-item>
                              <text:p text:style-name="P12">Is oxytocin a “demon” in human body, screeching when certain triggers are satisfied?</text:p>
                            </text:list-item>
                            <text:list-item>
                              <text:p text:style-name="P12">When Selfridge’s program is run, many demons will activate in response to the programs input.</text:p>
                            </text:list-item>
                            <text:list-item>
                              <text:p text:style-name="P12">Is this a kind of “positivity” resonance? </text:p>
                            </text:list-item>
                          </text:list>
                        </text:list-item>
                        <text:list-item>
                          <text:p text:style-name="P6">Answer why quote supports my thesis.</text:p>
                          <text:list>
                            <text:list-item>
                              <text:p text:style-name="P12">If yes, than Fredrickson’s love system can be seen as the human, rather the homo sapian love system. </text:p>
                            </text:list-item>
                            <text:list-item>
                              <text:p text:style-name="P12">Other systems which produce love can be composed of multipul people engaged in mass resonance, or even out of computers. </text:p>
                            </text:list-item>
                          </text:list>
                        </text:list-item>
                      </text:list>
                    </text:list-item>
                  </text:list>
                </text:list-item>
                <text:list-item>
                  <text:p text:style-name="P6">Make a connection to other parts of the essay. Develop own ideas.</text:p>
                  <text:list>
                    <text:list-item>
                      <text:p text:style-name="P12">Fredrickson’s love can also be seen as the archetypal result of a systems positive feedback. </text:p>
                    </text:list-item>
                  </text:list>
                </text:list-item>
              </text:list>
            </text:list-item>
            <text:list-item>
              <text:p text:style-name="P2">Body paragraph three.</text:p>
              <text:list>
                <text:list-item>
                  <text:p text:style-name="P2">Topic statement. State paragraph claim, analysis &amp; relation to thesis. No generalization.</text:p>
                  <text:list>
                    <text:list-item>
                      <text:p text:style-name="P14">Extrapolating from these small scale examples, similar mechanization of love can be described on a large scale.</text:p>
                    </text:list-item>
                  </text:list>
                </text:list-item>
                <text:list-item>
                  <text:p text:style-name="P2">Quote one.</text:p>
                  <text:list>
                    <text:list-item>
                      <text:p text:style-name="P2">Intro.</text:p>
                      <text:list>
                        <text:list-item>
                          <text:p text:style-name="P14">One of Johnson’s core explorations centers around the development of Manchester. Manchester is complex</text:p>
                        </text:list-item>
                      </text:list>
                    </text:list-item>
                    <text:list-item>
                      <text:p text:style-name="P2">Quotation.</text:p>
                      <text:list>
                        <text:list-item>
                          <text:p text:style-name="P7">“because it has a coherent personality, a personality that self-organizes out of millions of individual decisions” <text:span text:style-name="T4">(Johnson 194).</text:span></text:p>
                        </text:list-item>
                      </text:list>
                    </text:list-item>
                    <text:list-item>
                      <text:p text:style-name="P2">Summarize. </text:p>
                    </text:list-item>
                    <text:list-item>
                      <text:p text:style-name="P14"><text:soft-page-break/>That is to say that individual citizens of Manchester repeatedly took the same action, resulting in a large scale “personality” of Manchester.</text:p>
                    </text:list-item>
                    <text:list-item>
                      <text:p text:style-name="P2">Close reading, analysis or interpretation.</text:p>
                      <text:list>
                        <text:list-item>
                          <text:p text:style-name="P2">Answer how quote supports my thesis. </text:p>
                          <text:list>
                            <text:list-item>
                              <text:p text:style-name="P14">Examining the individual, there a biological factors that influence their actions.</text:p>
                            </text:list-item>
                            <text:list-item>
                              <text:p text:style-name="P14">When in an oxytocin favoring situation, Mancunians are likely to taking actions based in trust and kindness. </text:p>
                            </text:list-item>
                            <text:list-item>
                              <text:p text:style-name="P14">This kind of synchronization is like responsible for some of Manchester’s patterns; That is patterns can be formed from sustained “positivity” resonances. </text:p>
                            </text:list-item>
                          </text:list>
                        </text:list-item>
                        <text:list-item>
                          <text:p text:style-name="P2">Answer why quote supports my thesis.</text:p>
                        </text:list-item>
                      </text:list>
                    </text:list-item>
                    <text:list-item>
                      <text:p text:style-name="P2">Make a connection to other parts of the essay. Develop own ideas.</text:p>
                    </text:list-item>
                  </text:list>
                </text:list-item>
                <text:list-item>
                  <text:p text:style-name="P2">Quote two.</text:p>
                  <text:list>
                    <text:list-item>
                      <text:p text:style-name="P7">Intro.</text:p>
                      <text:list>
                        <text:list-item>
                          <text:p text:style-name="P14">Those same Mancunians can also be seen as agents in Manchester’s love system. </text:p>
                        </text:list-item>
                        <text:list-item>
                          <text:p text:style-name="P14">Fredrickson writes that the components of ones love system</text:p>
                        </text:list-item>
                      </text:list>
                    </text:list-item>
                    <text:list-item>
                      <text:p text:style-name="P2">Quotation.</text:p>
                      <text:list>
                        <text:list-item>
                          <text:p text:style-name="P2">“shape your motives and behaviors in subtle ways, yet ultimately, their actions serve to strengthen your relationships and knit you in closer to the social fabric of life” <text:span text:style-name="T4">(Fredrickson 122). </text:span></text:p>
                        </text:list-item>
                      </text:list>
                    </text:list-item>
                    <text:list-item>
                      <text:p text:style-name="P2">Summarize. </text:p>
                      <text:list>
                        <text:list-item>
                          <text:p text:style-name="P14">Essentially, the actions of a the love system’s components influence the actions of the whole, typically for strong relationships and a stable social reality.</text:p>
                        </text:list-item>
                      </text:list>
                    </text:list-item>
                    <text:list-item>
                      <text:p text:style-name="P2">Close reading, analysis or interpretation.</text:p>
                      <text:list>
                        <text:list-item>
                          <text:p text:style-name="P2">Answer how quote supports my thesis. </text:p>
                          <text:list>
                            <text:list-item>
                              <text:p text:style-name="P14">While 19<text:span text:style-name="T1">th</text:span> century Manchester is not desirable from a humanist view point, it does display a kind of stability.</text:p>
                            </text:list-item>
                            <text:list-item>
                              <text:p text:style-name="P14">Manchester was a huge industrial center, and was cleanly divided between social classes.</text:p>
                            </text:list-item>
                          </text:list>
                        </text:list-item>
                        <text:list-item>
                          <text:p text:style-name="P2">Answer why quote supports my thesis.</text:p>
                          <text:list>
                            <text:list-item>
                              <text:p text:style-name="P14">Although this division may at first seem counter to the ideals of love, when seen as resonance, one can see how each section of Manchester is resonating with itself.</text:p>
                            </text:list-item>
                            <text:list-item>
                              <text:p text:style-name="P14">It is even arguable that the different sections, or tribes, of Manchester could resonate on different frequencies, in a kind of musical chord.</text:p>
                            </text:list-item>
                          </text:list>
                        </text:list-item>
                      </text:list>
                    </text:list-item>
                  </text:list>
                </text:list-item>
              </text:list>
            </text:list-item>
            <text:list-item>
              <text:p text:style-name="P2">Make a connection to other parts of the essay. Develop own ideas.</text:p>
              <text:list>
                <text:list-item>
                  <text:p text:style-name="P14">As a whole, Manchester shows similarity to the pop concerts.</text:p>
                </text:list-item>
                <text:list-item>
                  <text:p text:style-name="P14">Both feature groups of individuals, who spread certain states to each other and form a resonance, or “love” as a result.</text:p>
                </text:list-item>
              </text:list>
            </text:list-item>
            <text:list-item>
              <text:p text:style-name="P2">Conclusion.</text:p>
              <text:list>
                <text:list-item>
                  <text:p text:style-name="P2">Backwards topic sentence. </text:p>
                  <text:list>
                    <text:list-item>
                      <text:p text:style-name="P14">When viewed as the resulting pattern from a biological system, “love” can be found in many unexpected places. </text:p>
                    </text:list-item>
                    <text:list-item>
                      <text:p text:style-name="P14">“Positivity” resonance can be observed in social groups big and small, and even in groups composed of computer programs. </text:p>
                    </text:list-item>
                    <text:list-item>
                      <text:p text:style-name="P7"><text:span text:style-name="T4">Truely, this kind of love does transcend the typical uses of the word, such as for affection of attraction. </text:span></text:p>
                    </text:list-item>
                  </text:list>
                </text:list-item>
                <text:list-item>
                  <text:p text:style-name="P2">Synthesize quotes. </text:p>
                  <text:list>
                    <text:list-item>
                      <text:p text:style-name="P14"><text:soft-page-break/>The shared feelings of individuals can be viewed as signs of group movements. </text:p>
                    </text:list-item>
                    <text:list-item>
                      <text:p text:style-name="P14">And the resulting actions of those feelings add together, becoming a pattern. </text:p>
                    </text:list-item>
                    <text:list-item>
                      <text:p text:style-name="P14">When the total of all this micro-moments is summed, one finds a powerful resonance of love. </text:p>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2-23T13:14:04.786101135</dc:date>
    <meta:editing-duration>P1DT17H27M57S</meta:editing-duration>
    <meta:editing-cycles>15</meta:editing-cycles>
    <meta:generator>LibreOffice/7.5.0.3$Linux_X86_64 LibreOffice_project/50$Build-3</meta:generator>
    <meta:document-statistic meta:table-count="0" meta:image-count="0" meta:object-count="0" meta:page-count="5" meta:paragraph-count="135" meta:word-count="1682" meta:character-count="10240" meta:non-whitespace-character-count="8768"/>
  </office:meta>
</office:document-meta>
</file>